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95cm"/>
    </style:style>
    <style:style style:name="Tableau1.B" style:family="table-column">
      <style:table-column-properties style:column-width="13.018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1ccf9" style:font-weight-asian="bold" style:font-weight-complex="bold"/>
    </style:style>
    <style:style style:name="P3" style:family="paragraph" style:parent-style-name="Standard">
      <style:text-properties fo:font-weight="bold" officeooo:rsid="001dc9f7" officeooo:paragraph-rsid="001dc9f7"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1ccf9" officeooo:paragraph-rsid="0011ccf9" style:font-weight-asian="bold" style:font-weight-complex="bold"/>
    </style:style>
    <style:style style:name="P5" style:family="paragraph" style:parent-style-name="Standard">
      <style:text-properties officeooo:paragraph-rsid="0011ccf9"/>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d1105"/>
    </style:style>
    <style:style style:name="P8" style:family="paragraph" style:parent-style-name="Standard" style:list-style-name="L1">
      <style:paragraph-properties fo:text-align="justify" style:justify-single-word="false"/>
      <style:text-properties officeooo:paragraph-rsid="001d1105"/>
    </style:style>
    <style:style style:name="P9" style:family="paragraph" style:parent-style-name="Standard" style:list-style-name="L2">
      <style:paragraph-properties fo:text-align="justify" style:justify-single-word="false"/>
      <style:text-properties officeooo:paragraph-rsid="001d1105"/>
    </style:style>
    <style:style style:name="P10" style:family="paragraph" style:parent-style-name="Standard">
      <style:paragraph-properties fo:text-align="justify" style:justify-single-word="false"/>
      <style:text-properties officeooo:paragraph-rsid="001d7cf1"/>
    </style:style>
    <style:style style:name="P11" style:family="paragraph" style:parent-style-name="Standard" style:list-style-name="L3">
      <style:paragraph-properties fo:text-align="justify" style:justify-single-word="false"/>
      <style:text-properties officeooo:paragraph-rsid="001d7cf1"/>
    </style:style>
    <style:style style:name="P12" style:family="paragraph" style:parent-style-name="Standard">
      <style:paragraph-properties fo:text-align="justify" style:justify-single-word="false"/>
      <style:text-properties officeooo:paragraph-rsid="001dc9f7"/>
    </style:style>
    <style:style style:name="P13" style:family="paragraph" style:parent-style-name="Standard" style:list-style-name="L4">
      <style:paragraph-properties fo:text-align="justify" style:justify-single-word="false"/>
      <style:text-properties officeooo:paragraph-rsid="001dc9f7"/>
    </style:style>
    <style:style style:name="P14" style:family="paragraph" style:parent-style-name="Standard">
      <style:text-properties officeooo:rsid="001dc9f7" officeooo:paragraph-rsid="001dc9f7"/>
    </style:style>
    <style:style style:name="P15" style:family="paragraph" style:parent-style-name="Standard">
      <style:text-properties officeooo:rsid="001f3f72" officeooo:paragraph-rsid="001f3f72"/>
    </style:style>
    <style:style style:name="P1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7" style:family="paragraph" style:parent-style-name="Table_20_Contents">
      <style:text-properties officeooo:rsid="0011ccf9" officeooo:paragraph-rsid="0011ccf9"/>
    </style:style>
    <style:style style:name="T1" style:family="text">
      <style:text-properties officeooo:rsid="0011ccf9"/>
    </style:style>
    <style:style style:name="T2" style:family="text">
      <style:text-properties officeooo:rsid="0013a32d"/>
    </style:style>
    <style:style style:name="T3" style:family="text">
      <style:text-properties officeooo:rsid="00164439"/>
    </style:style>
    <style:style style:name="T4" style:family="text">
      <style:text-properties officeooo:rsid="001827de"/>
    </style:style>
    <style:style style:name="T5" style:family="text">
      <style:text-properties officeooo:rsid="001f3f72"/>
    </style:style>
    <style:style style:name="T6" style:family="text">
      <style:text-properties officeooo:rsid="001fce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6">Résumé de la réunion du 15 septembre</text:p>
      <text:p text:style-name="Standard"/>
      <text:p text:style-name="P4">Sommaire :</text:p>
      <text:p text:style-name="P1">2 nouveaux membres</text:p>
      <text:p text:style-name="P1">2 nouveaux personnages</text:p>
      <text:p text:style-name="P1">2 modes de jeu</text:p>
      <text:p text:style-name="P1">2 génocides= 1 4e mur</text:p>
      <text:p text:style-name="P1">2 mais en faite c'est plutôt niveau 1</text:p>
      <text:p text:style-name="P3">2 membres qui ont invité une personne</text:p>
      <text:p text:style-name="Standard"/>
      <text:p text:style-name="P1">2 nouveaux membres</text:p>
      <text:p text:style-name="Standard">Nous avons fait un breefing pour les nouvelles arrivantes du projet. Nous avons en effet Romane qui nous aide dans le scénario et Val qui nous aide du côté du graphisme. Il était important de les mettre dans le bain pour que tout le monde soit sur un pied d'égalité.</text:p>
      <text:p text:style-name="Standard"/>
      <text:p text:style-name="P1">2 nouveaux personnages</text:p>
      <text:p text:style-name="P7">Nous avons parlé du personnage de Dorian en tant que disciple de Nathaniel et aussi d'un tueur en série. </text:p>
      <text:list xml:id="list1050907965" text:style-name="L2">
        <text:list-item>
          <text:p text:style-name="P9">Dorian est un orphelin qui <text:s/>devient le protégé de Nathaniel car ces deux personnages ont vécu la même enfance: leur mère à été violée, torturée et tuée sous leur yeux et le coupable les a marqué d'une même blessure en tant que signature de son <text:span text:style-name="T4">œuvre.</text:span> Dorian aura aussi perdu son frère dans cette histoire et gardera des stigmates psychologique pour le restant de ses jours. De ce fait, il <text:span text:style-name="T4">développe</text:span> une personnalité bipolaire en étant bon envers les personnes qui lui rappellent sont petit frère, mais féroce envers le reste. Il influence ainsi Nathaniel dans le choix de ses sacrifices. </text:p>
        </text:list-item>
      </text:list>
      <text:list xml:id="list1220270092" text:style-name="L1">
        <text:list-item>
          <text:p text:style-name="P8">Le tueur en série est un <text:span text:style-name="T4">psychopathe</text:span> qui à fait du meurtre un art. Tuer froidement ses victimes ne l'intéresse pas. Ce qu'il veut, c'est savourer les moments, où il torture ses victimes. Pour sa renommé, il laisse toujours une victime comme preuve (comme Zorro) de son passage et la marque d'une blessure pour le confirmer. On est en train de réfléchir pour savoir si on lui met un lien avec Dick Nelson et/ou s'il appartient à une organisation de tueur à gage.</text:p>
        </text:list-item>
      </text:list>
      <text:p text:style-name="Standard"/>
      <text:p text:style-name="P1">2 modes de jeu</text:p>
      <text:p text:style-name="P10">Nous avons discuté du game play dans son orientation. Le joueur peut le faire en mode génocide ou pacifique. </text:p>
      <text:list xml:id="list1941760063" text:style-name="L3">
        <text:list-item>
          <text:p text:style-name="P11">Le mode génocide implique des combats avec les monstres rencontrés (un certain nombre ainsi qu'un boss à chaque niveau) mais les combats se <text:span text:style-name="T3">feront</text:span> de façon un peu plus originale qu'un simple « beat them up » et <text:span text:style-name="T3">inclura</text:span> des actions spéciales à faire. </text:p>
        </text:list-item>
        <text:list-item>
          <text:p text:style-name="P11">La partie pacifique consistera plus à faire résoudre des énigmes et à débloquer des actions pour passer le niveau. </text:p>
        </text:list-item>
        <text:list-item>
          <text:p text:style-name="P11">En ce qui concerne le tutoriel du jeu, et bien, il y en a presque pas, car le joueur devra découvrir son personnage (mouvements et capacités) ainsi que la map tout au long de la partie. Il n'y aura pas d'indication explicite, mais le premier niveau sera <text:span text:style-name="T3">accueillant</text:span> dans le fait qu'il n'aura (presque) aucune incidence sur le reste du jeu. C'est un niveau de découverte. On a aussi parlé d'un game play <text:span text:style-name="T3">combinatoire</text:span>, où il faudra faire une succession de touche pour débloquer des choses ou faire des actions spéciales.</text:p>
        </text:list-item>
      </text:list>
      <text:p text:style-name="P6">Pour nous aider, nous avons mis dans le groupe discorde des liens portant sur les jeux "Sea of solitude" (game play), "Alice madness return" (thème) ainsi que "The evil within 2" (monstres).</text:p>
      <text:p text:style-name="Standard"/>
      <text:p text:style-name="Standard"/>
      <text:p text:style-name="Standard"><text:soft-page-break/></text:p>
      <text:p text:style-name="P1">2 <text:span text:style-name="T6">parties </text:span>= <text:span text:style-name="T6">début du</text:span> 4e mur</text:p>
      <text:p text:style-name="P6">En principe, le terme "briser le 4e mur" désigne le fait qu'un jeu s'adresse plutôt au joueur et agis en dehors du contexte propre d'un jeu. Par exemple, le jeu pourrait connaître le vrai nom du joueur (dans la vrai vie), il pourrait aussi être en mesure de prendre le contrôle de l'ordinateur du joueur. <text:s/>Nous avons parlé du 4e mur qui ne s'enclenche pas tout de suite. Cela se produit seulement lorsque le joueur joue au jeu plus d'une fois. Alors, le jeu, se comportera progressivement de façon anormale (bug, blocage, screamer).</text:p>
      <text:p text:style-name="Standard"/>
      <text:p text:style-name="P1">2 mais en faite c'est plutôt niveau 1</text:p>
      <text:p text:style-name="P12">Nous avons parlé du Niveau 1, car c'est notre prochain objectif commun. Notre but est de construire quelque chose de présentable pour un éventuel testeur. </text:p>
      <text:list xml:id="list3156482684" text:style-name="L4">
        <text:list-item>
          <text:p text:style-name="P13">Au niveau du graphisme, il faut faire une ébauche de la map des monstres présents ainsi que du boss. </text:p>
        </text:list-item>
        <text:list-item>
          <text:p text:style-name="P13">En ce qui <text:span text:style-name="T2">concerne</text:span> le département musique, il faut trouver des bruitages qui conviendraient au niveau et des éventuels thèmes. </text:p>
        </text:list-item>
        <text:list-item>
          <text:p text:style-name="P13">Pour le côté scénario, il faut créer le scénario de l'escapade d'Amélia et le diviser en chapitre (1 chapitre = 1 niveau). </text:p>
        </text:list-item>
        <text:list-item>
          <text:p text:style-name="P13">Pour le code, il faudra répondre aux besoins et demandes qui surviendront pendant la <text:span text:style-name="T2">création</text:span> de ce premier niveau.</text:p>
        </text:list-item>
      </text:list>
      <text:p text:style-name="Standard"/>
      <table:table table:name="Tableau1" table:style-name="Tableau1">
        <table:table-column table:style-name="Tableau1.A"/>
        <table:table-column table:style-name="Tableau1.B"/>
        <table:table-row>
          <table:table-cell table:style-name="Tableau1.A1" table:number-columns-spanned="2" office:value-type="string">
            <text:p text:style-name="P2">NIVEAU 1</text:p>
          </table:table-cell>
          <table:covered-table-cell/>
        </table:table-row>
        <table:table-row>
          <table:table-cell table:style-name="Tableau1.A2" office:value-type="string">
            <text:p text:style-name="P5"><text:span text:style-name="T1">B</text:span>oss</text:p>
          </table:table-cell>
          <table:table-cell table:style-name="Tableau1.B2" office:value-type="string">
            <text:p text:style-name="P5">Barbara</text:p>
          </table:table-cell>
        </table:table-row>
        <table:table-row>
          <table:table-cell table:style-name="Tableau1.A2" office:value-type="string">
            <text:p text:style-name="P5"><text:span text:style-name="T1">N</text:span>ombre de monstres</text:p>
          </table:table-cell>
          <table:table-cell table:style-name="Tableau1.B2" office:value-type="string">
            <text:p text:style-name="P17">3</text:p>
          </table:table-cell>
        </table:table-row>
        <table:table-row>
          <table:table-cell table:style-name="Tableau1.A2" office:value-type="string">
            <text:p text:style-name="P5"><text:span text:style-name="T1">L</text:span>ieu</text:p>
          </table:table-cell>
          <table:table-cell table:style-name="Tableau1.B2" office:value-type="string">
            <text:p text:style-name="P5">dortoir</text:p>
          </table:table-cell>
        </table:table-row>
        <table:table-row>
          <table:table-cell table:style-name="Tableau1.A2" office:value-type="string">
            <text:p text:style-name="P17">Contexte</text:p>
          </table:table-cell>
          <table:table-cell table:style-name="Tableau1.B2" office:value-type="string">
            <text:p text:style-name="P5">Amélia se réveille dans sa chambre et ne sait plus qui elle est, elle visite alors son dortoir et découvre que la soeur Barbara rôde dans les couloirs. Dans le jeu (real time play), Barbara est un monstre (le boss) <text:s/>qui se déplace dans la map. Si on la croise et qu'on ne <text:span text:style-name="T1">s’échappe</text:span> pas assez vite, on se fait tuer par elle.</text:p>
          </table:table-cell>
        </table:table-row>
        <table:table-row>
          <table:table-cell table:style-name="Tableau1.A2" office:value-type="string">
            <text:p text:style-name="Table_20_Contents"><text:span text:style-name="T1">Génocide</text:span></text:p>
          </table:table-cell>
          <table:table-cell table:style-name="Tableau1.B2" office:value-type="string">
            <text:p text:style-name="P5">En mode génocide: Il faut tuer les trois monstres (orphelins) pour obtenir assez de moyen (epx, item) pour pouvoir l'affronter et la vaincre.</text:p>
          </table:table-cell>
        </table:table-row>
        <table:table-row>
          <table:table-cell table:style-name="Tableau1.A2" office:value-type="string">
            <text:p text:style-name="P17">Pacifique</text:p>
          </table:table-cell>
          <table:table-cell table:style-name="Tableau1.B2" office:value-type="string">
            <text:p text:style-name="P5">Il faut aider les trois monstres (orphelins) à résoudre leurs problème et gagner des indice et outils pour <text:span text:style-name="T1">s’échapper</text:span></text:p>
          </table:table-cell>
        </table:table-row>
      </table:table>
      <text:p text:style-name="Standard"/>
      <text:p text:style-name="P14">Bien sûr, ce modèle n’est pas définitif et pourra être modifié ultérieurement.</text:p>
      <text:p text:style-name="P14"/>
      <text:p text:style-name="P3">2 <text:span text:style-name="T5">membres qui ont invité 1 personnes</text:span></text:p>
      <text:p text:style-name="P15">En arrivant sur le vocal discord du projet, nous avons été surpris de voir un compte qui ne faisait pas parti de nos membres. En creusant un peu, on s’est rendu compte que cette personne est un ami de Vanissa et de Romain qu’ils ont invité une fois dans le groupe. Depuis, ce nouveau passager observe en silence ce qu’on fait. On va discuter avec Romain et Vanissa à ce propos. On est pas contre d’ajouter de nouveaux membres, mais on ne peut pas le faire derrière le dos des autres. C’est pourquoi il faut prévenir avant de faire des actions aussi importantes à l’avenir.</text:p>
      <text:p text:style-name="Standard"/>
      <text:p text:style-name="Standard"/>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3:13:48.858971393</meta:creation-date>
    <dc:date>2019-09-15T23:33:04.973050712</dc:date>
    <meta:editing-duration>PT19M10S</meta:editing-duration>
    <meta:editing-cycles>15</meta:editing-cycles>
    <meta:generator>LibreOffice/6.0.7.3$Linux_X86_64 LibreOffice_project/00m0$Build-3</meta:generator>
    <meta:document-statistic meta:table-count="1" meta:image-count="0" meta:object-count="0" meta:page-count="2" meta:paragraph-count="45" meta:word-count="972" meta:character-count="5419" meta:non-whitespace-character-count="4489"/>
  </office:meta>
</office:document-meta>
</file>